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a0c2e" officeooo:paragraph-rsid="001a0c2e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officeooo:rsid="001a0c2e" officeooo:paragraph-rsid="001a0c2e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a64d3" officeooo:paragraph-rsid="001a64d3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1ce95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officeooo:rsid="001a64d3" officeooo:paragraph-rsid="001ce957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23a9ad" officeooo:paragraph-rsid="0023a9ad" style:font-size-asian="12.25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bold" officeooo:rsid="001ce957" officeooo:paragraph-rsid="001ce957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weight="bold" officeooo:rsid="001dfab5" officeooo:paragraph-rsid="001dfab5" style:font-size-asian="14pt" style:font-weight-asian="bold" style:font-size-complex="14pt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officeooo:rsid="001d5f30" officeooo:paragraph-rsid="001dfab5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d5f30" officeooo:paragraph-rsid="001ce957" style:font-size-asian="14pt" style:font-size-complex="14pt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4pt" fo:font-weight="normal" officeooo:rsid="001ed167" officeooo:paragraph-rsid="001ed167" style:font-size-asian="14pt" style:font-weight-asian="normal" style:font-size-complex="14pt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fo:font-size="14pt" fo:font-weight="normal" officeooo:rsid="00206222" officeooo:paragraph-rsid="00206222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1dfab5" officeooo:paragraph-rsid="001dfab5" style:font-weight-asian="bold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officeooo:rsid="001dfab5" officeooo:paragraph-rsid="001dfab5"/>
    </style:style>
    <style:style style:name="P15" style:family="paragraph" style:parent-style-name="Standard" style:list-style-name="L4">
      <style:paragraph-properties fo:text-align="start" style:justify-single-word="false"/>
      <style:text-properties officeooo:rsid="001e9138" officeooo:paragraph-rsid="001e9138"/>
    </style:style>
    <style:style style:name="P16" style:family="paragraph" style:parent-style-name="Standard" style:list-style-name="L7">
      <style:paragraph-properties fo:text-align="start" style:justify-single-word="false"/>
      <style:text-properties fo:font-weight="normal" officeooo:rsid="00206222" officeooo:paragraph-rsid="00206222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ce957" style:font-size-asian="14pt" style:font-size-complex="14pt"/>
    </style:style>
    <style:style style:name="T3" style:family="text">
      <style:text-properties fo:font-size="14pt" officeooo:rsid="001dfab5" style:font-size-asian="14pt" style:font-size-complex="14pt"/>
    </style:style>
    <style:style style:name="T4" style:family="text">
      <style:text-properties fo:font-size="14pt" officeooo:rsid="001e557f" style:font-size-asian="14pt" style:font-size-complex="14pt"/>
    </style:style>
    <style:style style:name="T5" style:family="text">
      <style:text-properties fo:font-size="14pt" officeooo:rsid="001eab33" style:font-size-asian="14pt" style:font-size-complex="14pt"/>
    </style:style>
    <style:style style:name="T6" style:family="text">
      <style:text-properties fo:font-size="14pt" officeooo:rsid="00218a00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.P. Nº3</text:p>
      <text:p text:style-name="P1">Análisis del programa de la materia Taller de Vida Universitaria</text:p>
      <text:p text:style-name="P2"/>
      <text:p text:style-name="P3">Alumno: Dal Degan Santiago</text:p>
      <text:p text:style-name="P5">D.N.I: 45.421.137</text:p>
      <text:p text:style-name="P6">Comision: 23</text:p>
      <text:p text:style-name="P5"/>
      <text:list xml:id="list3442082459" text:style-name="L1">
        <text:list-item>
          <text:p text:style-name="P7">Fundamentación</text:p>
        </text:list-item>
      </text:list>
      <text:list text:style-name="L2">
        <text:list-item>
          <text:list>
            <text:list-item>
              <text:p text:style-name="P9">En este apartado se explica la base de que se realizara en la materia y cual sera su uso. Se da a entender que es una materia de apoyo y orientación para el ingreso a la vida universitaria<text:line-break/></text:p>
            </text:list-item>
          </text:list>
        </text:list-item>
      </text:list>
      <text:list xml:id="list205507195833077" text:continue-list="list3442082459" text:style-name="L1">
        <text:list-item>
          <text:p text:style-name="P13"><text:span text:style-name="T2">O</text:span><text:span text:style-name="T1">bjetivos</text:span></text:p>
        </text:list-item>
      </text:list>
      <text:list text:style-name="L3">
        <text:list-item>
          <text:list>
            <text:list-item>
              <text:p text:style-name="P14"><text:span text:style-name="T1">Se describen los objetivos generales y específicos de la materia. </text:span><text:span text:style-name="T4">El objetivo general es disponer de las herramientas y conocimientos para una inserción en la vida universitaria, mientras que los específicos son partes que conforman el objetivo general.<text:line-break/></text:span></text:p>
            </text:list-item>
          </text:list>
        </text:list-item>
      </text:list>
      <text:list xml:id="list205508160857222" text:continue-list="list205507195833077" text:style-name="L1">
        <text:list-item>
          <text:p text:style-name="P8">Contenidos</text:p>
        </text:list-item>
      </text:list>
      <text:list text:style-name="L4">
        <text:list-item>
          <text:list>
            <text:list-item>
              <text:p text:style-name="P15"><text:span text:style-name="T1">Se explican las 3 unidades que seran vistas </text:span><text:span text:style-name="T5">durante el transcurso del curso intensivo. La unidad 1, tiempo y espacio de estudio; la unidad 2, modelo institucional y trayectorias; la unidad 3, los procesos de lectura, escritura y estudio.<text:line-break/></text:span></text:p>
            </text:list-item>
          </text:list>
        </text:list-item>
      </text:list>
      <text:list xml:id="list205508778249921" text:continue-list="list205508160857222" text:style-name="L1">
        <text:list-item>
          <text:p text:style-name="P8">Metodología de trabajo y evaluación</text:p>
        </text:list-item>
      </text:list>
      <text:list text:style-name="L5">
        <text:list-item>
          <text:list>
            <text:list-item>
              <text:p text:style-name="P11">Explica como sera evaluada el trabajo del estudiante tanto individual como grupal, ademas de como se trabajara y que se evaluara específicamente.<text:line-break/></text:p>
            </text:list-item>
          </text:list>
        </text:list-item>
      </text:list>
      <text:list xml:id="list205508446858284" text:continue-list="list205508778249921" text:style-name="L1">
        <text:list-item>
          <text:p text:style-name="P8">Materiales de trabajo</text:p>
        </text:list-item>
      </text:list>
      <text:list text:style-name="L6">
        <text:list-item>
          <text:list>
            <text:list-item>
              <text:p text:style-name="P12">Se da el nombre de todo lo que se usara para trabajar.</text:p>
            </text:list-item>
          </text:list>
        </text:list-item>
      </text:list>
      <text:list xml:id="list205507461109103" text:continue-list="list205508446858284" text:style-name="L1">
        <text:list-item>
          <text:p text:style-name="P8">Bibliografía de referencia</text:p>
        </text:list-item>
      </text:list>
      <text:list text:style-name="L7">
        <text:list-item>
          <text:list>
            <text:list-item>
              <text:p text:style-name="P16"><text:span text:style-name="T3">L</text:span><text:span text:style-name="T1">a bibliografía que sera utilizada de referencia durante el transcurso de la materia, utilizada para hacer el material de trabajo y una útil referencia para el estudiante que </text:span><text:span text:style-name="T6">quiere saber mas.</text:span></text:p>
            </text:list-item>
          </text:list>
        </text:list-item>
      </text:list>
      <text:p text:style-name="P4"/>
      <text:p text:style-name="P10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8T17:13:31.088000000</meta:creation-date>
    <meta:generator>LibreOffice/7.4.2.3$Windows_X86_64 LibreOffice_project/382eef1f22670f7f4118c8c2dd222ec7ad009daf</meta:generator>
    <dc:date>2023-02-11T20:55:06.868000000</dc:date>
    <meta:editing-duration>PT3H51M20S</meta:editing-duration>
    <meta:editing-cycles>15</meta:editing-cycles>
    <meta:document-statistic meta:table-count="0" meta:image-count="0" meta:object-count="0" meta:page-count="1" meta:paragraph-count="18" meta:word-count="226" meta:character-count="1334" meta:non-whitespace-character-count="1132"/>
  </office:meta>
</office:document-meta>
</file>